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3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000000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138in solid #000000"/>
      <style:paragraph-properties fo:text-align="end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Keys" table:style-name="ta1" table:print-ranges="Keys.A1:Keys.C44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>
            <text:p>row</text:p>
          </table:table-cell>
          <table:table-cell table:style-name="ce1" office:value-type="string">
            <text:p>column</text:p>
          </table:table-cell>
          <table:table-cell table:style-name="ce2" office:value-type="string">
            <text:p>key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Print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Sym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K</text:p>
          </table:table-cell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2" office:value-type="string">
            <text:p>O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P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BS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L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Left Arrow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Right Arrow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2" office:value-type="string">
            <text:p>,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“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R Code</text:p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2" office:value-type="string">
            <text:p>Return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Num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.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L Code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Caps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2" office:value-type="string">
            <text:p>Space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M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B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V</text:p>
          </table:table-cell>
        </table:table-row>
        <table:table-row table:style-name="ro1">
          <table:table-cell table:number-columns-repeated="2" table:style-name="ce1" office:value-type="float" office:value="3">
            <text:p>3</text:p>
          </table:table-cell>
          <table:table-cell table:style-name="ce2" office:value-type="string">
            <text:p>X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N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'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Z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2" office:value-type="string">
            <text:p>C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J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G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F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S</text:p>
          </table:table-cell>
        </table:table-row>
        <table:table-row table:style-name="ro1">
          <table:table-cell table:number-columns-repeated="2" table:style-name="ce1" office:value-type="float" office:value="4">
            <text:p>4</text:p>
          </table:table-cell>
          <table:table-cell table:style-name="ce2" office:value-type="string">
            <text:p>H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&amp;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A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2" office:value-type="string">
            <text:p>D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I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Y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T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E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U</text:p>
          </table:table-cell>
        </table:table-row>
        <table:table-row table:style-name="ro1">
          <table:table-cell table:number-columns-repeated="2" table:style-name="ce1" office:value-type="float" office:value="5">
            <text:p>5</text:p>
          </table:table-cell>
          <table:table-cell table:style-name="ce2" office:value-type="string">
            <text:p>Q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W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R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2" office:value-type="string">
            <text:p>Power</text:p>
          </table:table-cell>
        </table:table-row>
        <table:table-row table:style-name="ro1" table:number-rows-repeated="1048531">
          <table:table-cell table:number-columns-repeated="3"/>
        </table:table-row>
        <table:table-row table:style-name="ro1">
          <table:table-cell table:number-columns-repeated="3"/>
        </table:table-row>
      </table:table>
      <table:database-ranges>
        <table:database-range table:target-range-address="Keys.A1:Keys.C4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05/18/2011</text:date>, <text:time>10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Konz</meta:initial-creator>
    <meta:creation-date>2011-05-18T09:57:20</meta:creation-date>
    <dc:date>2011-05-18T10:07:26</dc:date>
    <dc:creator>Edward Konz</dc:creator>
    <meta:editing-duration>PT8M20S</meta:editing-duration>
    <meta:editing-cycles>6</meta:editing-cycles>
    <meta:generator>OpenOffice.org/3.3$Unix OpenOffice.org_project/330m14$Build-9542</meta:generator>
    <meta:printed-by>Edward Konz</meta:printed-by>
    <meta:print-date>2011-05-18T10:07:05</meta:print-date>
    <meta:document-statistic meta:table-count="1" meta:cell-count="132" meta:object-count="0"/>
  </office:meta>
</office:document-meta>
</file>